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7a65be" fo:background-color="#fc5c00"/>
    </style:style>
    <style:style style:name="P4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4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5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6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7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8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9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0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1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2" style:family="paragraph" style:parent-style-name="Table_20_Contents" style:list-style-name="L7">
      <style:text-properties style:use-window-font-color="true" officeooo:rsid="007fee3f" officeooo:paragraph-rsid="007fee3f" fo:background-color="#fc5c00"/>
    </style:style>
    <style:style style:name="P63" style:family="paragraph" style:parent-style-name="Table_20_Contents" style:list-style-name="L7">
      <style:text-properties style:use-window-font-color="true" officeooo:rsid="00807799" officeooo:paragraph-rsid="00807799" fo:background-color="#fc5c00"/>
    </style:style>
    <style:style style:name="P64" style:family="paragraph" style:parent-style-name="Table_20_Contents" style:list-style-name="L7">
      <style:text-properties style:use-window-font-color="true" officeooo:rsid="0080ecab" officeooo:paragraph-rsid="0080ecab" fo:background-color="#fc5c00"/>
    </style:style>
    <style:style style:name="P65" style:family="paragraph" style:parent-style-name="Table_20_Contents" style:list-style-name="L7">
      <style:text-properties style:use-window-font-color="true" officeooo:rsid="0081f61c" officeooo:paragraph-rsid="0081f61c" fo:background-color="#fc5c00"/>
    </style:style>
    <style:style style:name="P66" style:family="paragraph" style:parent-style-name="Table_20_Contents" style:list-style-name="L7">
      <style:text-properties style:use-window-font-color="true" officeooo:rsid="0082fdc4" officeooo:paragraph-rsid="0082fdc4" fo:background-color="#fc5c00"/>
    </style:style>
    <style:style style:name="P67" style:family="paragraph" style:parent-style-name="Table_20_Contents" style:list-style-name="L7">
      <style:text-properties style:use-window-font-color="true" officeooo:rsid="0083faa9" officeooo:paragraph-rsid="0083faa9" fo:background-color="#fc5c00"/>
    </style:style>
    <style:style style:name="P68" style:family="paragraph" style:parent-style-name="Table_20_Contents" style:list-style-name="L7">
      <style:text-properties style:use-window-font-color="true" officeooo:rsid="0085d915" officeooo:paragraph-rsid="0085d915" fo:background-color="#fc5c00"/>
    </style:style>
    <style:style style:name="P69" style:family="paragraph" style:parent-style-name="Table_20_Contents" style:list-style-name="L7">
      <style:text-properties style:use-window-font-color="true" officeooo:rsid="0087c76b" officeooo:paragraph-rsid="0087c76b" fo:background-color="#fc5c00"/>
    </style:style>
    <style:style style:name="P70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71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72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73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4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5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6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7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8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9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82" style:family="paragraph" style:parent-style-name="Table_20_Contents" style:list-style-name="L8">
      <style:text-properties officeooo:paragraph-rsid="007a65be"/>
    </style:style>
    <style:style style:name="P83" style:family="paragraph" style:parent-style-name="Table_20_Contents" style:list-style-name="L10">
      <style:text-properties officeooo:paragraph-rsid="007a65be"/>
    </style:style>
    <style:style style:name="P84" style:family="paragraph" style:parent-style-name="Table_20_Contents" style:list-style-name="L12">
      <style:text-properties officeooo:paragraph-rsid="007a65be"/>
    </style:style>
    <style:style style:name="P85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style:style style:name="T17" style:family="text">
      <style:text-properties officeooo:rsid="0088b9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160406362112964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70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72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74">I<text:span text:style-name="T4">mplement sellArticle class</text:span></text:p>
              </text:list-item>
              <text:list-item>
                <text:p text:style-name="P75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60406022906323" text:continue-numbering="true" text:style-name="L2">
              <text:list-item>
                <text:p text:style-name="P73">Garage JAVA</text:p>
              </text:list-item>
              <text:list-item>
                <text:p text:style-name="P71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160406723625266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49">Add delete of idUser in sellarticle when deleting a user. It delete the lign.</text:p>
              </text:list-item>
              <text:list-item>
                <text:p text:style-name="P5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60405610047127" text:continue-numbering="true" text:style-name="L4">
              <text:list-item>
                <text:p text:style-name="P5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76">Try to implement the edit of an article. Doesn’t work. </text:p>
              </text:list-item>
              <text:list-item>
                <text:p text:style-name="P76">Prof is connected → ask help</text:p>
              </text:list-item>
            </text:list>
          </table:table-cell>
          <table:table-cell table:style-name="Tableau2.B2" office:value-type="string">
            <text:list xml:id="list160404957940217" text:continue-numbering="true" text:style-name="L5">
              <text:list-item>
                <text:p text:style-name="P52">Try to implement edit of an article</text:p>
                <text:p text:style-name="P53">→ probleme avec la requete sql… wtf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4">Set up du projet sur le pc portable</text:p>
              </text:list-item>
            </text:list>
          </table:table-cell>
          <table:table-cell table:style-name="Tableau3.B2" office:value-type="string">
            <text:list xml:id="list160405023365521" text:continue-numbering="true" text:style-name="L7">
              <text:list-item>
                <text:p text:style-name="P55">Add working addToCart</text:p>
              </text:list-item>
              <text:list-item>
                <text:p text:style-name="P56">Ask teacher for req_action</text:p>
              </text:list-item>
              <text:list-item>
                <text:p text:style-name="P57">update Index.php to make req_action work. <text:span text:style-name="T13">It worked.</text:span></text:p>
              </text:list-item>
              <text:list-item>
                <text:p text:style-name="P56">Update cart controller with req_action</text:p>
              </text:list-item>
              <text:list-item>
                <text:p text:style-name="P58">add $msg for positi<text:span text:style-name="T12">v</text:span>e message</text:p>
              </text:list-item>
              <text:list-item>
                <text:p text:style-name="P59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7">Update model cart, model article, controller cart and view cart. </text:p>
              </text:list-item>
              <text:list-item>
                <text:p text:style-name="P77">Add an if to suppress the button buy for people that are not connected.</text:p>
              </text:list-item>
              <text:list-item>
                <text:p text:style-name="P78">Add Delete order from the cart</text:p>
              </text:list-item>
            </text:list>
          </table:table-cell>
          <table:table-cell table:style-name="Tableau3.B2" office:value-type="string">
            <text:list xml:id="list160405637769126" text:continue-numbering="true" text:style-name="L8">
              <text:list-item>
                <text:p text:style-name="P82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83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0">Lundi <text:span text:style-name="T11">27</text:span>/04/2020</text:p>
          </table:table-cell>
          <table:table-cell table:style-name="Tableau4.B1" office:value-type="string">
            <text:p text:style-name="P80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160407042223761" text:continue-list="list160405023365521" text:style-name="L7">
              <text:list-item>
                <text:p text:style-name="P60">Validation of an order. Work !</text:p>
              </text:list-item>
              <text:list-item>
                <text:p text:style-name="P61">Test of implementing that the button «validate order» don’t appears if it had already been pushed. <text:s/></text:p>
              </text:list-item>
              <text:list-item>
                <text:p text:style-name="P62">Teacher is helping</text:p>
              </text:list-item>
              <text:list-item>
                <text:p text:style-name="P63">update dump of the DB to add the active field</text:p>
              </text:list-item>
              <text:list-item>
                <text:p text:style-name="P62">add working update of an article</text:p>
              </text:list-item>
              <text:list-item>
                <text:p text:style-name="P64">test to implement images</text:p>
              </text:list-item>
              <text:list-item>
                <text:p text:style-name="P65">Bug sql query debbuged :D </text:p>
              </text:list-item>
            </text:list>
          </table:table-cell>
          <table:table-cell table:style-name="Tableau4.B2" office:value-type="string">
            <text:list xml:id="list160407059402682" text:continue-numbering="true" text:style-name="L7">
              <text:list-item>
                <text:p text:style-name="P66">Update editArticle, add a redirection</text:p>
              </text:list-item>
              <text:list-item>
                <text:p text:style-name="P67">Followed tuto on YT for uploading images. </text:p>
              </text:list-item>
              <text:list-item>
                <text:p text:style-name="P67">Had a bug, asked for help on discord. It worked. </text:p>
              </text:list-item>
              <text:list-item>
                <text:p text:style-name="P68">Can display images now.</text:p>
              </text:list-item>
              <text:list-item>
                <text:p text:style-name="P69">Add working adding image into DB <text:span text:style-name="T17">for an article</text:span></text:p>
              </text:list-item>
            </text:list>
          </table:table-cell>
        </table:table-row>
        <table:table-row>
          <table:table-cell table:style-name="Tableau4.A2" office:value-type="string">
            <text:p text:style-name="P80">Mercredi <text:span text:style-name="T11">29</text:span>/04/2020</text:p>
          </table:table-cell>
          <table:table-cell table:style-name="Tableau4.B2" office:value-type="string">
            <text:p text:style-name="P80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9"/>
              </text:list-item>
            </text:list>
          </table:table-cell>
          <table:table-cell table:style-name="Tableau4.B2" office:value-type="string">
            <text:list xml:id="list160406265311907" text:continue-numbering="true" text:style-name="L12">
              <text:list-item>
                <text:p text:style-name="P84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80">Vendredi <text:span text:style-name="T14">01</text:span>/0<text:span text:style-name="T14">5</text:span>/2020</text:p>
          </table:table-cell>
          <table:table-cell table:style-name="Tableau4.B2" office:value-type="string">
            <text:p text:style-name="P81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85"><text:span text:style-name="T16"/></text:p>
              </text:list-item>
            </text:list>
          </table:table-cell>
          <table:table-cell table:style-name="Tableau4.B2" office:value-type="string">
            <text:p text:style-name="P48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8T14:25:40.094000000</dc:date>
    <meta:editing-duration>P5DT18H17S</meta:editing-duration>
    <meta:editing-cycles>99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97" meta:word-count="545" meta:character-count="2851" meta:non-whitespace-character-count="2442"/>
  </office:meta>
</office:document-meta>
</file>